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 style:list-style-name="WW8Num2">
      <style:paragraph-properties fo:text-align="start" style:justify-single-word="false" style:text-autospace="none"/>
    </style:style>
    <style:style style:name="P3" style:family="paragraph" style:parent-style-name="Standard" style:list-style-name="WW8Num3">
      <style:paragraph-properties fo:text-align="start" style:justify-single-word="false" style:text-autospace="none"/>
    </style:style>
    <style:style style:name="P4" style:family="paragraph" style:parent-style-name="Standard" style:list-style-name="WW8Num4">
      <style:paragraph-properties fo:text-align="start" style:justify-single-word="false" style:text-autospace="none"/>
    </style:style>
    <style:style style:name="P5" style:family="paragraph" style:parent-style-name="Standard" style:list-style-name="WW8Num5">
      <style:paragraph-properties fo:text-align="start" style:justify-single-word="false" style:text-autospace="none"/>
    </style:style>
    <style:style style:name="P6" style:family="paragraph" style:parent-style-name="Standard" style:list-style-name="WW8Num6">
      <style:paragraph-properties fo:text-align="start" style:justify-single-word="false" style:text-autospace="none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Arial" fo:font-size="36pt" fo:font-weight="bold" style:font-name-asian="TimesNewRomanPS-BoldMT" style:font-size-asian="36pt" style:font-weight-asian="bold" style:font-name-complex="Arial" style:font-size-complex="36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Arial" fo:font-size="26pt" fo:font-weight="bold" style:font-name-asian="TimesNewRomanPS-BoldMT" style:font-size-asian="26pt" style:font-weight-asian="bold" style:font-name-complex="Arial" style:font-size-complex="26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Arial" fo:font-size="20pt" fo:font-weight="bold" style:font-name-asian="TimesNewRomanPS-BoldMT" style:font-size-asian="20pt" style:font-weight-asian="bold" style:font-name-complex="Arial" style:font-size-complex="20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Arial" fo:font-size="18pt" style:font-name-asian="TimesNewRomanPSMT" style:font-size-asian="18pt" style:font-name-complex="Arial" style:font-size-complex="18pt"/>
    </style:style>
    <style:style style:name="P12" style:family="paragraph" style:parent-style-name="Standard" style:list-style-name="WW8Num1">
      <style:paragraph-properties fo:text-align="start" style:justify-single-word="false" style:text-autospace="none"/>
      <style:text-properties fo:color="#000000" style:font-name="Arial" fo:font-size="18pt" style:font-name-asian="TimesNewRomanPSMT" style:font-size-asian="18pt" style:font-name-complex="Arial" style:font-size-complex="18pt"/>
    </style:style>
    <style:style style:name="P13" style:family="paragraph" style:parent-style-name="Standard" style:list-style-name="WW8Num2">
      <style:paragraph-properties fo:text-align="start" style:justify-single-word="false" style:text-autospace="none"/>
      <style:text-properties fo:color="#000000" style:font-name="Arial" fo:font-size="18pt" style:font-name-asian="TimesNewRomanPSMT" style:font-size-asian="18pt" style:font-name-complex="Arial" style:font-size-complex="18pt"/>
    </style:style>
    <style:style style:name="P14" style:family="paragraph" style:parent-style-name="Standard" style:list-style-name="WW8Num3">
      <style:paragraph-properties fo:text-align="start" style:justify-single-word="false" style:text-autospace="none"/>
      <style:text-properties fo:color="#000000" style:font-name="Arial" fo:font-size="18pt" style:font-name-asian="TimesNewRomanPSMT" style:font-size-asian="18pt" style:font-name-complex="Arial" style:font-size-complex="18pt"/>
    </style:style>
    <style:style style:name="P15" style:family="paragraph" style:parent-style-name="Standard">
      <style:paragraph-properties style:text-autospace="none"/>
      <style:text-properties fo:color="#000000" style:font-name="Arial" fo:font-size="18pt" style:font-name-asian="TimesNewRomanPSMT" style:font-size-asian="18pt" style:font-name-complex="Arial" style:font-size-complex="18pt"/>
    </style:style>
    <style:style style:name="P16" style:family="paragraph" style:parent-style-name="Standard">
      <style:paragraph-properties style:text-autospace="none"/>
      <style:text-properties fo:color="#000000" style:font-name="Arial" fo:font-size="18pt" fo:language="en" fo:country="US" style:font-name-asian="TimesNewRomanPSMT" style:font-size-asian="18pt" style:font-name-complex="Arial" style:font-size-complex="18pt"/>
    </style:style>
    <style:style style:name="P17" style:family="paragraph" style:parent-style-name="Standard">
      <style:paragraph-properties style:text-autospace="none"/>
      <style:text-properties fo:color="#000000" style:font-name="Arial" fo:font-size="18pt" fo:language="el" fo:country="GR" style:font-name-asian="TimesNewRomanPSMT" style:font-size-asian="18pt" style:font-name-complex="Arial" style:font-size-complex="18pt"/>
    </style:style>
    <style:style style:name="P18" style:family="paragraph" style:parent-style-name="Standard" style:master-page-name="Standard">
      <style:paragraph-properties fo:text-align="start" style:justify-single-word="false" style:page-number="auto" style:text-autospace="none"/>
      <style:text-properties fo:color="#000000" style:font-name="Arial" fo:font-size="36pt" fo:font-weight="bold" style:font-name-asian="TimesNewRomanPS-BoldMT" style:font-size-asian="36pt" style:font-weight-asian="bold" style:font-name-complex="Arial" style:font-size-complex="36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26pt" fo:font-weight="bold" style:font-name-asian="TimesNewRomanPS-BoldMT" style:font-size-asian="26pt" style:font-weight-asian="bold" style:font-name-complex="Arial" style:font-size-complex="26pt" style:font-weight-complex="bold"/>
    </style:style>
    <style:style style:name="T3" style:family="text">
      <style:text-properties fo:color="#000000" style:font-name="Arial" fo:font-size="24pt" fo:font-weight="bold" style:font-name-asian="TimesNewRomanPS-BoldMT" style:font-size-asian="24pt" style:font-weight-asian="bold" style:font-name-complex="Arial" style:font-size-complex="24pt" style:font-weight-complex="bold"/>
    </style:style>
    <style:style style:name="T4" style:family="text">
      <style:text-properties fo:color="#000000" style:font-name="Arial" fo:font-size="20pt" fo:font-weight="bold" style:font-name-asian="TimesNewRomanPS-BoldMT" style:font-size-asian="20pt" style:font-weight-asian="bold" style:font-name-complex="Arial" style:font-size-complex="20pt" style:font-weight-complex="bold"/>
    </style:style>
    <style:style style:name="T5" style:family="text">
      <style:text-properties fo:color="#000000" style:font-name="Arial" fo:font-size="20pt" fo:font-weight="bold" style:font-size-asian="20pt" style:font-weight-asian="bold" style:font-name-complex="Arial" style:font-size-complex="20pt" style:font-weight-complex="bold"/>
    </style:style>
    <style:style style:name="T6" style:family="text">
      <style:text-properties fo:color="#000000" style:font-name="Arial" fo:font-size="18pt" style:font-name-asian="TimesNewRomanPSMT" style:font-size-asian="18pt" style:font-name-complex="Arial" style:font-size-complex="18pt"/>
    </style:style>
    <style:style style:name="T7" style:family="text">
      <style:text-properties fo:color="#000000" style:font-name="Arial" fo:font-size="18pt" fo:font-style="italic" style:font-name-asian="TimesNewRomanPS-ItalicMT" style:font-size-asian="18pt" style:font-style-asian="italic" style:font-name-complex="Arial" style:font-size-complex="18pt" style:font-style-complex="italic"/>
    </style:style>
    <style:style style:name="T8" style:family="text">
      <style:text-properties fo:color="#000000" style:font-name="Arial" fo:font-size="18pt" fo:language="en" fo:country="US" style:font-name-asian="TimesNewRomanPSMT" style:font-size-asian="18pt" style:font-name-complex="Arial" style:font-size-complex="18pt"/>
    </style:style>
    <style:style style:name="T9" style:family="text">
      <style:text-properties fo:color="#000000" style:font-name="Arial" fo:font-size="18pt" fo:language="el" fo:country="GR" style:font-name-asian="TimesNewRomanPSMT" style:font-size-asian="18pt" style:font-name-complex="Arial" style:font-size-complex="18pt"/>
    </style:style>
    <style:style style:name="T10" style:family="text">
      <style:text-properties fo:font-variant="normal" fo:text-transform="none" fo:color="#000000" style:font-name="Arial" fo:font-size="20pt" fo:letter-spacing="normal" fo:font-style="normal" fo:font-weight="bold" style:font-size-asian="20pt" style:font-style-asian="normal" style:font-weight-asian="bold" style:font-name-complex="Arial" style:font-size-complex="20pt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l" fo:country="G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8"/>
      <text:p text:style-name="P9"><text:tab/><text:tab/>Ανάπτυξη Λογισμικού για</text:p>
      <text:p text:style-name="P9"><text:tab/><text:tab/>Αλγοριθμικά Προβλήματα</text:p>
      <text:p text:style-name="P1"><text:span text:style-name="T3"><text:tab/><text:tab/></text:span><text:span text:style-name="T4">2ο Μέρος: </text:span><text:span text:style-name="T10">Επίλυση συστήματος 2 <text:tab/><text:tab/><text:tab/><text:tab/>εξισώσεων με 2 αγνώστους</text:span><text:span text:style-name="T5">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Αλέξανδρος Ζεάκης: 1115201200038</text:p>
      <text:p text:style-name="P10">Χριστίνα Λαγού: 1115201200086</text:p>
      <text:p text:style-name="P11">Αρχεία:</text:p>
      <text:list xml:id="list4500770812125971101" text:style-name="WW8Num1">
        <text:list-item>
          <text:p text:style-name="P12">polynomial.cpp/.h: Κλάση που περιέχει μητρώο</text:p>
        </text:list-item>
      </text:list>
      <text:p text:style-name="P11">συντελεστών και τη διάσταση του πίνακα. Ο χρήστης δεν βλέπει ποτέ αυτή την κλάση, καθώς είναι εσωτερική.</text:p>
      <text:list xml:id="list2000559824868883625" text:style-name="WW8Num2">
        <text:list-item>
          <text:p text:style-name="P2"><text:span text:style-name="T6">system.cpp/.h: Κλάση που περιέχει 2 </text:span><text:span text:style-name="T7">polynomial </text:span><text:span text:style-name="T6">και ένα 3D μητρώο, που στην ουσία είναι ένα 2D μητρώο από vectors, που η μορφή του κάθε vector είναι οι συντελεστές του κάθε μονωνύμου σε αύξουσα δύναμη των νέων πολυωνύμων της κρυφής μεταβλητής. Άρα οι διαστάσεις του μητρώου είναι: 2x(col)x(depth), όπου </text:span><text:span text:style-name="T7">col </text:span><text:span text:style-name="T6">ο μέγιστος βαθμός της μη κρυμμένης μεταβλητής+1 και </text:span><text:span text:style-name="T7">depth </text:span><text:span text:style-name="T6">o μέγιστος βαθμός της κρυμμένης μεταβλητής +1. Τα 2 τελευταία μεγέθη, λόγω της σπουδαιότητάς τους </text:span><text:soft-page-break/><text:span text:style-name="T6">είναι και μέλη της κλάσης. Ο χρήστης όταν κατασκευάζει την κλάση, περνάει στον constructor τα ορίσματα της γραμμής εντολών (διαχείριση λαθών μέσα στον constructor) κι η μοναδική συνάρτηση που καλεί είναι η print().</text:span></text:p>
        </text:list-item>
        <text:list-item>
          <text:p text:style-name="P2"><text:span text:style-name="T6">sylvester.cpp/.h: Κλάση που περιέχει 2 3D μητρώα. Το </text:span><text:span text:style-name="T7">smatrix </text:span><text:span text:style-name="T6">είναι ο Sylvester, όπου έχει διαστάσεις (d0+d1)x(d0+d1)x(depth), γιατί είναι κι αυτός 2D μητρώο από vectors και το </text:span><text:span text:style-name="T7">spol </text:span><text:span text:style-name="T6">που είναι το πολυώνυμο μητρώων κι έχει διαστάσεις (depth)x(d0+d1)x(d0+d1), είναι δηλαδή (depth)x2D μητρώα. Στον constructor, ανάλογα με τα ορίσματα, διακρίνεται περίπτωση κατασκευής </text:span><text:span text:style-name="T8">sylvester </text:span><text:span text:style-name="T9">από </text:span><text:span text:style-name="T8">system </text:span><text:span text:style-name="T9">ή </text:span><text:span text:style-name="T8">sylvester </text:span><text:span text:style-name="T9">χρησιμοποιώντας άλλο </text:span><text:span text:style-name="T8">sylvester </text:span><text:span text:style-name="T9">με αλλαγή μεταβλητής. Για εκτύπωση του </text:span><text:span text:style-name="T8">sylvester </text:span><text:span text:style-name="T9">υπάρχουν </text:span><text:span text:style-name="T6">οι συναρτήσεις print_matrix() και </text:span></text:p>
          <text:p text:style-name="P2"><text:span text:style-name="T6">print_pol(int k). Στη δεύτερη, αν της δώσει ο χρήστης όρισμα -1, εκτυπώνει όλο το spol, αν της δώσει μεγαλύτερο k από ότι το depth, εμφανίζει μήνυμα σφάλματος, ενώ σε άλλη περίπτωση εμφανίζει το μητρώο συντελεστή της k δύναμης της μη κρυμμένης μεταβλητής. Υπάρχει επίσης συνάρτηση για τον υπολογισμό του παράγοντα </text:span><text:span text:style-name="T8">k.</text:span></text:p>
          <text:p text:style-name="P2"><text:span text:style-name="T6"/></text:p>
        </text:list-item>
        <text:list-item>
          <text:p text:style-name="P13">vsylvester.cpp/.h: Κλάση που περιέχει ένα 2D μητρώο, με διαστάσεις (d0+d1)x(depth), αποτέλεσμα της πράξης S*v, όπου S το πολυώνυμο μητρώων (spol της κλάσης Sylvester) και v ένας vector, δωσμένος από τον χρήστη. Αυτοί οι παράμετροι δίνονται από τον χρήστη στον constructor και μετά ο χρήστης μπορεί να καλέσει τη συνάρτηση print_matrix().</text:p>
        </text:list-item>
      </text:list>
      <text:p text:style-name="P11"/>
      <text:list xml:id="list42403260" text:continue-numbering="true" text:style-name="WW8Num2">
        <text:list-item>
          <text:p text:style-name="P2"><text:span text:style-name="T8">solver.cpp/.h: </text:span><text:span text:style-name="T9">Κλάση που έχει </text:span><text:span text:style-name="T8">pointers </text:span><text:span text:style-name="T9">στις κλάσεις </text:span><text:span text:style-name="T8">companion, lmatrix, </text:span><text:span text:style-name="T9">ανάλογα το είδος του προβλήματος και συναρτήσεις </text:span><text:span text:style-name="T8">print() </text:span><text:span text:style-name="T9">και </text:span><text:span text:style-name="T8">change_hidden() </text:span><text:span text:style-name="T9">για αλλαγή </text:span><text:soft-page-break/><text:span text:style-name="T9">μεταβλητής. Διαχειρίζεται την επίλυση του προβλήματος, δημιουργώντας τισ κατάλληλες δομές (</text:span><text:span text:style-name="T8">lmatrix </text:span><text:span text:style-name="T9">ή </text:span><text:span text:style-name="T8">companion).</text:span></text:p>
        </text:list-item>
      </text:list>
      <text:p text:style-name="P1"><text:span text:style-name="T8"/></text:p>
      <text:list xml:id="list42398046" text:continue-numbering="true" text:style-name="WW8Num2">
        <text:list-item>
          <text:p text:style-name="P2"><text:span text:style-name="T8">companion.cpp/.h: </text:span><text:span text:style-name="T9">Κλάση που έχει έναν </text:span><text:span text:style-name="T8">2D </text:span><text:span text:style-name="T9">πίνακα </text:span><text:span text:style-name="T8">companion </text:span><text:span text:style-name="T9">τύπου </text:span><text:span text:style-name="T8">MatrixXd </text:span><text:span text:style-name="T9">κι έναν </text:span><text:span text:style-name="T8">2D </text:span><text:span text:style-name="T9">πίνακα </text:span><text:span text:style-name="T8">solution </text:span><text:span text:style-name="T9">τύπου </text:span><text:span text:style-name="T8">double, </text:span><text:span text:style-name="T9">που η πρώτη στήλη είναι η ρίζα της </text:span><text:span text:style-name="T8">hidden, </text:span><text:span text:style-name="T9">η δεύτερη στήλη η ρίζα της </text:span><text:span text:style-name="T8">non-hidden </text:span><text:span text:style-name="T9">και η 3η στήλη η πολλαπλότητα της 1ης στήλης. Η Κλάση αυτή δεν είναι ορατή από τον χρήστη.</text:span></text:p>
        </text:list-item>
        <text:list-item>
          <text:p text:style-name="P2"><text:span text:style-name="T8">lmatrix</text:span><text:span text:style-name="T9">.cpp/.h: Κλάση που έχει δύο 2D πίνακες </text:span><text:span text:style-name="T8">l0,l1</text:span><text:span text:style-name="T9"> τύπου MatrixXd κι έναν 2D πίνακα solution τύπου double, που η πρώτη στήλη είναι η ρίζα της hidden, η δεύτερη στήλη η ρίζα της non-hidden και η 3η στήλη η πολλαπλότητα της 1ης στήλης. Η Κλάση αυτή δεν είναι ορατή από τον χρήστη.</text:span></text:p>
        </text:list-item>
        <text:list-item>
          <text:p text:style-name="P2"><text:span text:style-name="T8">directory pols/</text:span><text:span text:style-name="T6">: Ενδεικτικά αρχεία εισόδου. Για αυτήν την εργασία τα αρχεία .</text:span><text:span text:style-name="T8">txt </text:span><text:span text:style-name="T9">από 6 έως και 10.</text:span></text:p>
        </text:list-item>
        <text:list-item>
          <text:p text:style-name="P2"><text:span text:style-name="T6">main.cpp: Ενδεικτική main χρήσης. Δημιουργία system, εκτύπωση αυτού, δημιουργία sylvester, εκτύπωση αυτού, δημιουργία </text:span><text:span text:style-name="T8">solver, </text:span><text:span text:style-name="T9">αλλαγή μεταβλητής</text:span><text:span text:style-name="T8">.</text:span></text:p>
        </text:list-item>
      </text:list>
      <text:p text:style-name="P11"/>
      <text:p text:style-name="P11">Εντολές μεταγλώττισης:</text:p>
      <text:list xml:id="list6148236435809579459" text:style-name="WW8Num3">
        <text:list-item>
          <text:p text:style-name="P3"><text:span text:style-name="T6">make: μεταγλώττιση των αρχείων και δημιουργία του εκτελέσιμου </text:span><text:span text:style-name="T7">equations.</text:span></text:p>
        </text:list-item>
        <text:list-item>
          <text:p text:style-name="P14">make clean: διαγραφή των .o και equations</text:p>
        </text:list-item>
      </text:list>
      <text:p text:style-name="P11"/>
      <text:p text:style-name="P11">Εντολές Εκτέλεσης:</text:p>
      <text:list xml:id="list1438361880973801298" text:style-name="WW8Num4">
        <text:list-item>
          <text:p text:style-name="P4"><text:span text:style-name="T6">./equations -read -i &lt;file&gt; -d1 &lt;d1&gt; -d2 &lt;d2&gt; </text:span><text:span text:style-name="T8">(-solve B)</text:span></text:p>
        </text:list-item>
      </text:list>
      <text:p text:style-name="P11">Για ανάγνωση αρχείου.</text:p>
      <text:list xml:id="list3570181396620692483" text:style-name="WW8Num5">
        <text:list-item>
          <text:p text:style-name="P5"><text:span text:style-name="T6">./equations -read -console -d1 &lt;d1&gt; -d2 &lt;d2&gt; </text:span><text:span text:style-name="T8">(-solve B)</text:span></text:p>
        </text:list-item>
      </text:list>
      <text:p text:style-name="P11">Για ανάγνωση από τον χρήστη.</text:p>
      <text:list xml:id="list3172459582967425822" text:style-name="WW8Num6">
        <text:list-item>
          <text:p text:style-name="P6"><text:span text:style-name="T6">./equations -generate -d1 &lt;d1&gt; -d2 &lt;d2&gt; </text:span><text:span text:style-name="T8">(-solve B)</text:span></text:p>
        </text:list-item>
      </text:list>
      <text:p text:style-name="P15">Για τυχαία πολυώνυμα.</text:p>
      <text:p text:style-name="P15"/>
      <text:p text:style-name="P17"><text:soft-page-break/>Σημείωση για <text:span text:style-name="T11">unit testing : </text:span>Έγινε προσπάθεια χρήσης του <text:span text:style-name="T11">framework cppunit, </text:span>αλλά αντιμετωπίσαμε 2 βασικά προβλήματα που μας οδήγησαν να το εγκαταλήψουμε κατά την ανάπτυξη του κώδικα :</text:p>
      <text:p text:style-name="P16">1) <text:span text:style-name="T12">Η δομή του κώδικα όπως υπήρχε από το πρώτο κομμάτι της εργασίας δεν διευκόλυνε στη δημιουργία μεμονωμένων </text:span>test <text:span text:style-name="T12">και </text:span>test fixtures <text:span text:style-name="T12">για γρήγορο </text:span>testing <text:span text:style-name="T12">καθώς σχεδιάζαμε τις βασικές συναρτήσεις.</text:span></text:p>
      <text:p text:style-name="P16"><text:span text:style-name="T12">2) Χρησιμοποιώντας πολλές κλάσεις που δεν είχαμε ξανασυναντήσει, ο χρόνος που χρειαζόταν για να βρούμε το σωστό εργαλείο και για την αντιμετώπιση οποιουδήποτε λάθους που προέκυπτε ήταν αποθαρρυντικό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l" fo:country="GR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fo:language="en" fo:country="US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7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7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7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7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7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7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7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7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03T21:42:29.77</meta:creation-date>
    <meta:editing-duration>P2171DT9H40M27S</meta:editing-duration>
    <meta:initial-creator>Christina </meta:initial-creator>
    <meta:document-statistic meta:table-count="0" meta:image-count="0" meta:object-count="0" meta:page-count="4" meta:paragraph-count="30" meta:word-count="647" meta:character-count="4227"/>
    <dc:date>2015-12-03T22:22:10.15</dc:date>
    <dc:creator>Christina </dc:creator>
    <meta:editing-cycles>1</meta:editing-cycles>
    <meta:generator>OpenOffice/4.1.1$Win32 OpenOffice.org_project/411m6$Build-9775</meta:generator>
  </office:meta>
</office:document-meta>
</file>